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adornments="Regular" style:font-family-generic="modern" style:font-pitch="fixed"/>
    <style:font-face style:name="Hack" svg:font-family="Hack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1d247e" officeooo:paragraph-rsid="00277837"/>
    </style:style>
    <style:style style:name="P2" style:family="paragraph" style:parent-style-name="Heading_20_1">
      <style:text-properties officeooo:rsid="0022a503" officeooo:paragraph-rsid="0022a503"/>
    </style:style>
    <style:style style:name="P3" style:family="paragraph" style:parent-style-name="Heading_20_1">
      <style:text-properties officeooo:rsid="002ddd9f" officeooo:paragraph-rsid="002ddd9f"/>
    </style:style>
    <style:style style:name="P4" style:family="paragraph" style:parent-style-name="Standard">
      <style:text-properties officeooo:rsid="001bc7c1" officeooo:paragraph-rsid="001bc7c1"/>
    </style:style>
    <style:style style:name="P5" style:family="paragraph" style:parent-style-name="Standard">
      <style:text-properties officeooo:rsid="001cbe21" officeooo:paragraph-rsid="001cbe21"/>
    </style:style>
    <style:style style:name="P6" style:family="paragraph" style:parent-style-name="Standard">
      <style:text-properties officeooo:rsid="001d247e" officeooo:paragraph-rsid="001d247e"/>
    </style:style>
    <style:style style:name="P7" style:family="paragraph" style:parent-style-name="Text_20_body">
      <style:text-properties officeooo:rsid="001d247e" officeooo:paragraph-rsid="001d247e"/>
    </style:style>
    <style:style style:name="P8" style:family="paragraph" style:parent-style-name="Text_20_body">
      <style:text-properties officeooo:rsid="001ed595" officeooo:paragraph-rsid="001ed595"/>
    </style:style>
    <style:style style:name="P9" style:family="paragraph" style:parent-style-name="Text_20_body">
      <style:text-properties officeooo:rsid="0020c189" officeooo:paragraph-rsid="0020c189"/>
    </style:style>
    <style:style style:name="P10" style:family="paragraph" style:parent-style-name="Text_20_body">
      <style:text-properties officeooo:rsid="0022a503" officeooo:paragraph-rsid="0022a503"/>
    </style:style>
    <style:style style:name="P11" style:family="paragraph" style:parent-style-name="Text_20_body">
      <style:text-properties officeooo:rsid="0022b6af" officeooo:paragraph-rsid="0022b6af"/>
    </style:style>
    <style:style style:name="P12" style:family="paragraph" style:parent-style-name="Text_20_body">
      <style:text-properties officeooo:rsid="002580fa" officeooo:paragraph-rsid="002580fa"/>
    </style:style>
    <style:style style:name="P13" style:family="paragraph" style:parent-style-name="Text_20_body">
      <style:text-properties officeooo:rsid="002948b6" officeooo:paragraph-rsid="002948b6"/>
    </style:style>
    <style:style style:name="P14" style:family="paragraph" style:parent-style-name="Text_20_body">
      <style:text-properties officeooo:rsid="002b26f7" officeooo:paragraph-rsid="002b26f7"/>
    </style:style>
    <style:style style:name="P15" style:family="paragraph" style:parent-style-name="Text_20_body">
      <style:text-properties officeooo:rsid="002b73e6" officeooo:paragraph-rsid="002b73e6"/>
    </style:style>
    <style:style style:name="P16" style:family="paragraph" style:parent-style-name="Text_20_body">
      <style:text-properties officeooo:rsid="002ddd9f" officeooo:paragraph-rsid="002ddd9f"/>
    </style:style>
    <style:style style:name="P17" style:family="paragraph" style:parent-style-name="Text_20_body" style:list-style-name="L1">
      <style:text-properties officeooo:rsid="002ddd9f" officeooo:paragraph-rsid="002ddd9f"/>
    </style:style>
    <style:style style:name="P18" style:family="paragraph" style:parent-style-name="Text_20_body" style:list-style-name="L1">
      <style:text-properties officeooo:rsid="00311d8b" officeooo:paragraph-rsid="00311d8b"/>
    </style:style>
    <style:style style:name="P19" style:family="paragraph" style:parent-style-name="Text_20_body" style:list-style-name="L1">
      <style:text-properties officeooo:rsid="00327102" officeooo:paragraph-rsid="00327102"/>
    </style:style>
    <style:style style:name="P20" style:family="paragraph" style:parent-style-name="Text_20_body">
      <style:text-properties officeooo:rsid="00344497" officeooo:paragraph-rsid="00344497"/>
    </style:style>
    <style:style style:name="T1" style:family="text">
      <style:text-properties officeooo:rsid="001d247e"/>
    </style:style>
    <style:style style:name="T2" style:family="text">
      <style:text-properties officeooo:rsid="001ed595"/>
    </style:style>
    <style:style style:name="T3" style:family="text">
      <style:text-properties officeooo:rsid="00242720"/>
    </style:style>
    <style:style style:name="T4" style:family="text">
      <style:text-properties officeooo:rsid="002d1be7"/>
    </style:style>
    <style:style style:name="T5" style:family="text">
      <style:text-properties officeooo:rsid="002f5d04"/>
    </style:style>
    <style:style style:name="T6" style:family="text">
      <style:text-properties officeooo:rsid="002f6f29"/>
    </style:style>
    <style:style style:name="T7" style:family="text">
      <style:text-properties officeooo:rsid="00311d8b"/>
    </style:style>
    <style:style style:name="T8" style:family="text">
      <style:text-properties officeooo:rsid="0033edf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esign Pattern Examples Notes</text:p>
      <text:p text:style-name="Subtitle">by Stephen P. Lepisto</text:p>
      <text:p text:style-name="Subtitle">Started: Feb. 20, 2023</text:p>
      <text:p text:style-name="Subtitle">Initial C# code written: May 16 – June 10, 2015</text:p>
      <text:p text:style-name="P4"/>
      <text:h text:style-name="P3" text:outline-level="1" text:is-list-header="true">Feb 20, 2023</text:h>
      <text:p text:style-name="P16">One aspect of a web presentation is to show the same example in multiple languages. <text:s/>So I set out to create a tabbed panel display, where each panel would contain the example in one language. <text:s/>That required relearning a lot of Javascript but I got it to work. <text:s/>Since I have a C# and C++ version of the Adapter pattern, I used that as a test for the tabbed panel display, getting the HTML-formatted code from the clipboard using the ClipBoardReader.</text:p>
      <text:p text:style-name="P16">Some problems:</text:p>
      <text:list text:style-name="L1">
        <text:list-item>
          <text:p text:style-name="P17">The test shows only the top-level driving code for the example, <text:span text:style-name="T5">which is about 44 lines in C++ and 40 lines in C#. <text:s/>There are 567 more lines in just the Adapter pattern implementation. <text:s/>Add in </text:span><text:span text:style-name="T6">444 more lines of C# and we are looking at over 1000 lines of code in the HTML page. <text:s/></text:span><text:span text:style-name="T7">This raises the question, do I put all the code in multiple tabbed panel displays or do I have multiple panels all controlled by one tab row? <text:s/>Also, I will have to put one example per page, just to keep the page load time down.</text:span></text:p>
        </text:list-item>
        <text:list-item>
          <text:p text:style-name="P18">I tested the page in a smaller display window in Firefox and the code didn't fit. <text:s/>After much tweaking of source lines, limiting the width of each line to 90 characters (added another grid line in Visual Studio for that), I found that I could use a window width of 650 pixels. Unfortunately, I think that's still too wide for some phone displays.</text:p>
        </text:list-item>
        <text:list-item>
          <text:p text:style-name="P19">After munging the lines to get them to 90 characters or less, I found the use of the ClipBoardReader was getting tedious to copy the changes to the web page. <text:s/>I need to do that anytime the code changes. <text:s/>I need an automated way of converting the code to HTML.</text:p>
        </text:list-item>
        <text:list-item>
          <text:p text:style-name="P19">I also realized that browsing all the files for a single example where all the code was on display at once was not going to cut it. <text:s/>That brought to mind how Visual Studio does it and that is to present a list of files on one side, click on the file to display it. <text:s/><text:span text:style-name="T8">Each file link would represent a new page stored in a frame (for example). <text:s/>This would allow me to (somehow) automatically convert each file to HTML and store that as an entire page (or possibly stuffed into a template).</text:span></text:p>
        </text:list-item>
      </text:list>
      <text:p text:style-name="P20">Committed my latest changes with the formatting changes.</text:p>
      <text:h text:style-name="P2" text:outline-level="1" text:is-list-header="true"><text:soft-page-break/>Feb. 19, 2023</text:h>
      <text:p text:style-name="P10">Created the DesignPatternExamples_cplusplus project (in the cplusplus) directory. <text:s/>Translated the Program.cs file to Program.cpp, providing skeletons of all exercises.</text:p>
      <text:p text:style-name="P10">Converted the Adapter pattern exercise. <text:s/>I ended up creating an interface for the DataReaderWriter class and using that in the exercise, which meant introducing a header file that declared the interface (as well as the two exceptions that could be raised). <text:s/>See Adapter.h. <text:s/>Also chose to add Adapter_BackendFunctions.h to declare the data reader/writer functions to be used by the Adapter_FrontEndClass.cpp file. <text:s/>Generally proper C++ programming and all that.</text:p>
      <text:p text:style-name="P11">Also converted the Bridge pattern exercise. <text:s/>Same general approach as the Adapter example, with header files created to declare the various interfaces. <text:s/>Again, general C++ programming.</text:p>
      <text:p text:style-name="P11">One interesting problem was <text:span text:style-name="T3">translating the C# expression:</text:span></text:p>
      <text:p text:style-name="Code">return DateTime.Now.ToString();</text:p>
      <text:p text:style-name="P12">This ended up being quite convoluted, as the output from my initial C++ approach didn't even come close to matching the C# date format.</text:p>
      <text:p text:style-name="P12">This was my first attempt:</text:p>
      <text:p text:style-name="Code">auto now_time = std::chrono::system_clock::now();</text:p>
      <text:p text:style-name="Code">std::time_t now_time_t = std::chrono::system_clock::to_time_t(now_time);</text:p>
      <text:p text:style-name="Code">return std::ctime(&amp;now_time_t);</text:p>
      <text:p text:style-name="P13">The date format was this (note the newline at the end):</text:p>
      <text:p text:style-name="Code">Mon Feb 20 22:05:27 2023\n</text:p>
      <text:p text:style-name="P13">So I had to format the time stamp myself and that ended up in a much more complicated form:</text:p>
      <text:p text:style-name="Code"><text:s text:c="8"/>auto now_time = std::chrono::system_clock::now();</text:p>
      <text:p text:style-name="Code"><text:s text:c="8"/>std::time_t now_time_t = std::chrono::system_clock::to_time_t(now_time);</text:p>
      <text:p text:style-name="Code"><text:s text:c="8"/>struct tm local_time { 0 };</text:p>
      <text:p text:style-name="Code">#ifdef _MSC_VER</text:p>
      <text:p text:style-name="Code"><text:s text:c="8"/>errno_t err = localtime_s(&amp;local_time, &amp;now_time_t);</text:p>
      <text:p text:style-name="Code">#elif defined(__STDC_LIB_EXT1__)</text:p>
      <text:p text:style-name="Code"><text:s text:c="8"/>localtime_s(&amp;now_time_t, &amp;local_time);</text:p>
      <text:p text:style-name="Code">#else</text:p>
      <text:p text:style-name="Code"><text:s text:c="8"/>localtime_r(&amp;now_time_t, &amp;local_Time)</text:p>
      <text:p text:style-name="Code">#endif</text:p>
      <text:p text:style-name="Code"><text:s text:c="8"/>char str[128]{ '\0'};</text:p>
      <text:p text:style-name="Code"><text:s text:c="8"/>if (err == 0)</text:p>
      <text:p text:style-name="Code"><text:s text:c="8"/>{</text:p>
      <text:p text:style-name="Code"><text:s text:c="12"/>strftime(str, sizeof str, "%m/%d/%Y %r", &amp;local_time);</text:p>
      <text:p text:style-name="Code"><text:s text:c="8"/>}</text:p>
      <text:p text:style-name="Code"><text:s text:c="8"/>return str;</text:p>
      <text:p text:style-name="P14">C++ standard defines safe functions like localtime_s() but they are not compatible with Microsoft's version (the parameter order is reversed). <text:s/>So the #ifdef _MSC_VER was needed. <text:s text:c="2"/>Also, the C++ standard safe functions are not necessarily available, hence the #elif defined(__STDC_LIB_EXT1__) <text:soft-page-break/>was needed. <text:s/>The localtime_r() call is in the C++ standard (but not in Microsoft's C++), so it becomes the default if all else fails. <text:s/>Yuck.</text:p>
      <text:p text:style-name="P15">To replace C#'s String.Format(), I could have introduced a function that would take variable parameters and use the std::ostringstream to format the parameters, but the approach is not type-safe and there is no way to identify what types to interpret the parameters. <text:s/>I looked a variadic template parameters but I found that so obtuse that I ran away screaming. <text:s/>Instead, I just rewrote the String.Format() expressions in terms of a local std::ostringstream formatter. <text:s/><text:span text:style-name="T4">It works.</text:span></text:p>
      <text:p text:style-name="P16">Oh, and I copied over the replace() function from my stdlib library, which also picked up the strstri() function. <text:s/>These files live in the cplusplus/helpers directory.</text:p>
      <text:h text:style-name="P1" text:outline-level="1">Feb. 18, 2023</text:h>
      <text:p text:style-name="P7">I had an idea of putting these examples in a web page/app that can display the source in full syntax-highlighted fashion. <text:s/>Since Visual Studio 2022 can produce HTML onto the clipboard, I was wondering if I could use that to my advantage by copying the generated HTML and paste it into a web page.</text:p>
      <text:p text:style-name="P7">So I created the Clip<text:span text:style-name="T2">B</text:span>oardReader solution and project <text:span text:style-name="T2">("C:\work\vs2022\ClipBoardReader")</text:span>. <text:s/>This is a Forms-based C# application that watches for changes in the Windows clipboard, displays all the formats available and, where possible, displays the contents of each supported format. <text:s/><text:span text:style-name="T2">Now I can copy a chunk of code from Visual Studio and use the ClipBoardReader to pull out the contents of the HTML format.</text:span></text:p>
      <text:p text:style-name="P8">Note: I was surprised the first time when I copied the contents of the ClipBoardReader display to the clipboard and the ClipBoardReader suddenly erased the contents of the display – because the clipboard had changed.</text:p>
      <text:p text:style-name="P8">I pasted the results into a test page and it displayed quite nicely in a browser. <text:s/>So this is more or less usable.</text:p>
      <text:p text:style-name="P9">I renamed the DesignPatternExamples solution to DesignPatternExamples_csharp and then moved it into the "csharp" directory.</text:p>
      <text:h text:style-name="Heading_20_1" text:outline-level="1">Feb. 17, 2023</text:h>
      <text:p text:style-name="P5">Took my original code and started working in it <text:span text:style-name="T1">in Visual Studio 2022</text:span> for eventual presentation in some fashion (not quite sure what that will look like). <text:s/>I know I want to express these examples in other programming languages, such as C++, Python, Java, and Javascript. <text:s/>That way, I can revisit those languages as a refresher. <text:s/><text:span text:style-name="T2">See "C:\work\vs2022\DesignPatternExamples".</text:span></text:p>
      <text:p text:style-name="P5"/>
      <text:p text:style-name="P5">I restructured the DesignPatternExamples C# solution and project to move the project into its own directory and then checked in the whole thing in Subversion. <text:s/>I'm <text:span text:style-name="T1">still building with .Net 4.5</text:span>.</text:p>
      <text:p text:style-name="P5"/>
      <text:p text:style-name="P6">Corrected a number spelling errors and tweaked the source from the original to clean up some of the examples. <text:s/>The tweaks are mainly around altering entity names. <text:s/>These are captured in Subversion changes.</text:p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adornments="Regular" style:font-family-generic="modern" style:font-pitch="fixed"/>
    <style:font-face style:name="Hack" svg:font-family="Hack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de" style:family="paragraph" style:parent-style-name="Standard" style:auto-update="true" style:master-page-name="">
      <loext:graphic-properties draw:fill="solid" draw:fill-color="#eeeeee"/>
      <style:paragraph-properties fo:margin-top="0.0598in" fo:margin-bottom="0.1in" style:contextual-spacing="true" fo:line-height="100%" style:page-number="auto" fo:background-color="#eeeeee"/>
      <style:text-properties style:font-name="Courier New" fo:font-family="'Courier New'" style:font-style-name="Regular" style:font-family-generic="modern" style:font-pitch="fixed" fo:font-size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tephen P Lepisto</meta:initial-creator>
    <meta:creation-date>2023-02-20T21:32:33.666000000</meta:creation-date>
    <dc:date>2023-02-20T22:33:30.456000000</dc:date>
    <dc:creator>Stephen P Lepisto</dc:creator>
    <meta:editing-duration>PT17M46S</meta:editing-duration>
    <meta:editing-cycles>10</meta:editing-cycles>
    <meta:generator>LibreOffice/7.4.4.2$Windows_X86_64 LibreOffice_project/85569322deea74ec9134968a29af2df5663baa21</meta:generator>
    <meta:document-statistic meta:table-count="0" meta:image-count="0" meta:object-count="0" meta:page-count="4" meta:paragraph-count="55" meta:word-count="1154" meta:character-count="7216" meta:non-whitespace-character-count="5980"/>
  </office:meta>
</office:document-meta>
</file>